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c7ba" officeooo:paragraph-rsid="0020c7ba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485cm" fo:min-width="2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35cm" fo:min-width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86cm" fo:min-width="0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767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57cm" fo:min-width="0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594cm" fo:min-width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69cm" fo:min-width="2.1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02cm" fo:min-width="2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35cm" fo:min-width="2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48cm" fo:min-width="2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517cm" fo:min-width="0.8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55cm" fo:min-width="1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381cm" fo:min-width="2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661cm" fo:min-width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716cm" fo:min-width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367cm" fo:min-width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485cm" fo:min-width="1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start="Arrow" draw:textarea-horizontal-align="justify" draw:textarea-vertical-align="middle" draw:auto-grow-height="false" fo:min-height="0.517cm" fo:min-width="0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6cm" fo:min-width="2.1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677cm" fo:min-width="2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661cm" fo:min-width="1.5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Фигура2" draw:style-name="gr1" draw:text-style-name="P2" svg:width="3.335cm" svg:height="0.768cm" svg:x="10.601cm" svg:y="-0.623cm"><text:p text:style-name="P2">Ввод a, b, c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" draw:name="Фигура3" draw:style-name="gr2" draw:text-style-name="P2" svg:width="1.996cm" svg:height="1.271cm" svg:x="11.225cm" svg:y="0.806cm"><text:p text:style-name="P2">a = 0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Фигура4" draw:style-name="gr3" draw:text-style-name="P3" svg:width="1.735cm" svg:height="1.17cm" svg:x="3.817cm" svg:y="2.367cm"><text:p text:style-name="P2"><text:span text:style-name="T1">b = 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Фигура5" draw:style-name="gr4" draw:text-style-name="P2" svg:width="3.546cm" svg:height="0.768cm" svg:x="16.633cm" svg:y="2.129cm"><text:p text:style-name="P2">D = b * b - 4 * a * c</text:p><draw:enhanced-geometry svg:viewBox="0 0 21600 21600" draw:type="rectangle" draw:enhanced-path="M 0 0 L 21600 0 21600 21600 0 21600 0 0 Z N"/></draw:custom-shape><draw:custom-shape text:anchor-type="paragraph" draw:z-index="4" draw:name="Фигура6" draw:style-name="gr5" draw:text-style-name="P2" svg:width="1.705cm" svg:height="1.138cm" svg:x="21.2cm" svg:y="7.315cm"><text:p text:style-name="P2">D &gt; 0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Фигура7" draw:style-name="gr6" draw:text-style-name="P2" svg:width="1.784cm" svg:height="1.191cm" svg:x="1.356cm" svg:y="4.113cm"><text:p text:style-name="P2">c = 0?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Фигура9" draw:style-name="gr7" draw:text-style-name="P3" svg:width="2.183cm" svg:height="0.77cm" svg:x="9.373cm" svg:y="6.759cm"><text:p text:style-name="P2"><text:span text:style-name="T1">x = -c / b</text:span></text:p><draw:enhanced-geometry svg:viewBox="0 0 21600 21600" draw:type="rectangle" draw:enhanced-path="M 0 0 L 21600 0 21600 21600 0 21600 0 0 Z N"/></draw:custom-shape><draw:custom-shape text:anchor-type="paragraph" draw:z-index="7" draw:name="Фигура11" draw:style-name="gr8" draw:text-style-name="P2" svg:width="3.493cm" svg:height="0.636cm" svg:x="2.346cm" svg:y="6.918cm"><text:p text:style-name="P2">Нет решения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" draw:name="Фигура12" draw:style-name="gr9" draw:text-style-name="P2" svg:width="2.684cm" svg:height="0.636cm" svg:x="13.527cm" svg:y="8.426cm"><text:p text:style-name="P2">x = -b / (2 * a)</text:p><draw:enhanced-geometry svg:viewBox="0 0 21600 21600" draw:type="rectangle" draw:enhanced-path="M 0 0 L 21600 0 21600 21600 0 21600 0 0 Z N"/></draw:custom-shape><draw:custom-shape text:anchor-type="paragraph" draw:z-index="9" draw:name="Фигура15" draw:style-name="gr10" draw:text-style-name="P2" svg:width="3.744cm" svg:height="0.763cm" svg:x="18.353cm" svg:y="12.691cm"><text:p text:style-name="P2">Вывод x1, x2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0" draw:name="Фигура17" draw:style-name="gr11" draw:text-style-name="P2" svg:width="1.758cm" svg:height="1.033cm" svg:x="17.602cm" svg:y="4.616cm"><text:p text:style-name="P2">D = 0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name="Фигура18" draw:style-name="gr12" draw:text-style-name="P3" svg:width="2.797cm" svg:height="0.56cm" svg:x="13.474cm" svg:y="11.337cm"><text:p text:style-name="P2"><text:span text:style-name="T1">Вывод x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2" draw:name="Фигура20" draw:style-name="gr13" draw:text-style-name="P3" svg:width="3.335cm" svg:height="0.604cm" svg:x="24.365cm" svg:y="11.051cm"><text:p text:style-name="P2"><text:span text:style-name="T1">Нет решения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3" draw:name="Фигура19" draw:style-name="gr14" draw:text-style-name="P2" svg:width="5.081cm" svg:height="0.662cm" svg:x="17.507cm" svg:y="9.59cm"><text:p text:style-name="P2">x1 = (-b - sqrt(D)) / (2 * a)</text:p><draw:enhanced-geometry svg:viewBox="0 0 21600 21600" draw:type="rectangle" draw:enhanced-path="M 0 0 L 21600 0 21600 21600 0 21600 0 0 Z N"/></draw:custom-shape><draw:custom-shape text:anchor-type="paragraph" draw:z-index="14" draw:name="Фигура19" draw:style-name="gr15" draw:text-style-name="P3" svg:width="5.054cm" svg:height="0.717cm" svg:x="17.586cm" svg:y="10.94cm"><text:p text:style-name="P2"><text:span text:style-name="T1">x2 = (-b + sqrt(D)) / ( 2 * a)</text:span></text:p><draw:enhanced-geometry svg:viewBox="0 0 21600 21600" draw:type="rectangle" draw:enhanced-path="M 0 0 L 21600 0 21600 21600 0 21600 0 0 Z N"/></draw:custom-shape><draw:custom-shape text:anchor-type="paragraph" draw:z-index="15" draw:name="Фигура11" draw:style-name="gr16" draw:text-style-name="P2" svg:width="2.661cm" svg:height="0.583cm" svg:x="-0.79cm" svg:y="6.997cm"><text:p text:style-name="P2">x - любое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6" draw:name="Фигура11" draw:style-name="gr17" draw:text-style-name="P3" svg:width="2.798cm" svg:height="0.772cm" svg:x="9.146cm" svg:y="8.214cm"><text:p text:style-name="P2"><text:span text:style-name="T1">Вывод x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7" draw:name="Фигура29" draw:style-name="gr18" draw:text-style-name="P4" svg:x1="1.356cm" svg:y1="4.722cm" svg:x2="0.506cm" svg:y2="4.722cm"><text:p/></draw:line><draw:line text:anchor-type="paragraph" draw:z-index="18" draw:name="Фигура30" draw:style-name="gr18" draw:text-style-name="P4" svg:x1="3.139cm" svg:y1="4.696cm" svg:x2="4.167cm" svg:y2="4.696cm"><text:p/></draw:line><draw:line text:anchor-type="paragraph" draw:z-index="19" draw:name="Фигура31" draw:style-name="gr18" draw:text-style-name="P4" svg:x1="3.817cm" svg:y1="2.896cm" svg:x2="2.252cm" svg:y2="2.896cm"><text:p/></draw:line><draw:line text:anchor-type="paragraph" draw:z-index="20" draw:name="Фигура32" draw:style-name="gr18" draw:text-style-name="P4" svg:x1="5.551cm" svg:y1="2.896cm" svg:x2="9.119cm" svg:y2="2.896cm"><text:p/></draw:line><draw:line text:anchor-type="paragraph" draw:z-index="21" draw:name="Фигура33" draw:style-name="gr18" draw:text-style-name="P4" svg:x1="21.201cm" svg:y1="7.818cm" svg:x2="20.047cm" svg:y2="7.818cm"><text:p/></draw:line><draw:line text:anchor-type="paragraph" draw:z-index="22" draw:name="Фигура34" draw:style-name="gr18" draw:text-style-name="P4" svg:x1="19.359cm" svg:y1="5.119cm" svg:x2="22.07cm" svg:y2="5.119cm"><text:p/></draw:line><draw:line text:anchor-type="paragraph" draw:z-index="23" draw:name="Фигура35" draw:style-name="gr18" draw:text-style-name="P4" svg:x1="17.602cm" svg:y1="5.145cm" svg:x2="14.9cm" svg:y2="5.145cm"><text:p/></draw:line><draw:line text:anchor-type="paragraph" draw:z-index="24" draw:name="Фигура36" draw:style-name="gr18" draw:text-style-name="P4" svg:x1="22.904cm" svg:y1="7.897cm" svg:x2="26.224cm" svg:y2="7.897cm"><text:p/></draw:line><draw:line text:anchor-type="paragraph" draw:z-index="25" draw:name="Фигура37" draw:style-name="gr18" draw:text-style-name="P4" svg:x1="20.099cm" svg:y1="13.453cm" svg:x2="20.085cm" svg:y2="15.543cm"><text:p/></draw:line><draw:line text:anchor-type="paragraph" draw:z-index="26" draw:name="Фигура39" draw:style-name="gr18" draw:text-style-name="P4" svg:x1="20.085cm" svg:y1="15.543cm" svg:x2="26.17cm" svg:y2="15.543cm"><text:p/></draw:line><draw:line text:anchor-type="paragraph" draw:z-index="27" draw:name="Фигура38" draw:style-name="gr18" draw:text-style-name="P4" svg:x1="26.197cm" svg:y1="11.654cm" svg:x2="26.197cm" svg:y2="15.57cm"><text:p/></draw:line><draw:line text:anchor-type="paragraph" draw:z-index="28" draw:name="Фигура44" draw:style-name="gr18" draw:text-style-name="P4" svg:x1="13.22cm" svg:y1="1.468cm" svg:x2="18.376cm" svg:y2="1.468cm"><text:p/></draw:line><draw:line text:anchor-type="paragraph" draw:z-index="29" draw:name="Фигура46" draw:style-name="gr18" draw:text-style-name="P4" svg:x1="11.225cm" svg:y1="1.468cm" svg:x2="4.621cm" svg:y2="1.494cm"><text:p/></draw:line><draw:line text:anchor-type="paragraph" draw:z-index="30" draw:name="Фигура48" draw:style-name="gr18" draw:text-style-name="P4" svg:x1="0.506cm" svg:y1="7.579cm" svg:x2="0.494cm" svg:y2="9.96cm"><text:p/></draw:line><draw:line text:anchor-type="paragraph" draw:z-index="31" draw:name="Фигура49" draw:style-name="gr18" draw:text-style-name="P4" svg:x1="4.078cm" svg:y1="7.553cm" svg:x2="4.092cm" svg:y2="9.961cm"><text:p/></draw:line><draw:line text:anchor-type="paragraph" draw:z-index="32" draw:name="Фигура50" draw:style-name="gr18" draw:text-style-name="P4" svg:x1="4.092cm" svg:y1="9.961cm" svg:x2="0.506cm" svg:y2="9.961cm"><text:p/></draw:line><draw:line text:anchor-type="paragraph" draw:z-index="33" draw:name="Фигура51" draw:style-name="gr18" draw:text-style-name="P4" svg:x1="1.485cm" svg:y1="9.961cm" svg:x2="1.526cm" svg:y2="17.369cm"><text:p/></draw:line><draw:line text:anchor-type="paragraph" draw:z-index="34" draw:name="Фигура52" draw:style-name="gr18" draw:text-style-name="P4" svg:x1="8.273cm" svg:y1="10.913cm" svg:x2="10.575cm" svg:y2="10.913cm"><text:p/></draw:line><draw:line text:anchor-type="paragraph" draw:z-index="35" draw:name="Фигура54" draw:style-name="gr18" draw:text-style-name="P4" svg:x1="8.273cm" svg:y1="10.913cm" svg:x2="8.273cm" svg:y2="17.422cm"><text:p/></draw:line><draw:line text:anchor-type="paragraph" draw:z-index="36" draw:name="Фигура55" draw:style-name="gr18" draw:text-style-name="P4" svg:x1="14.94cm" svg:y1="11.892cm" svg:x2="15.058cm" svg:y2="16.787cm"><text:p/></draw:line><draw:line text:anchor-type="paragraph" draw:z-index="37" draw:name="Фигура56" draw:style-name="gr18" draw:text-style-name="P4" svg:x1="15.058cm" svg:y1="16.787cm" svg:x2="23.736cm" svg:y2="16.787cm"><text:p/></draw:line><draw:line text:anchor-type="paragraph" draw:z-index="38" draw:name="Фигура57" draw:style-name="gr18" draw:text-style-name="P4" svg:x1="23.737cm" svg:y1="15.543cm" svg:x2="23.737cm" svg:y2="16.787cm"><text:p/></draw:line><draw:line text:anchor-type="paragraph" draw:z-index="39" draw:name="Фигура58" draw:style-name="gr18" draw:text-style-name="P4" svg:x1="19.609cm" svg:y1="16.787cm" svg:x2="19.609cm" svg:y2="17.422cm"><text:p/></draw:line><draw:line text:anchor-type="paragraph" draw:z-index="40" draw:style-name="gr18" draw:text-style-name="P4" svg:x1="19.609cm" svg:y1="17.422cm" svg:x2="1.485cm" svg:y2="17.369cm"><text:p/></draw:line><draw:frame text:anchor-type="paragraph" draw:z-index="41" draw:name="Фигура60" draw:style-name="gr19" draw:text-style-name="P5" svg:width="1.036cm" svg:height="0.662cm" svg:x="10.878cm" svg:y="0.594cm"><draw:text-box><text:p>Да</text:p></draw:text-box></draw:frame><draw:frame text:anchor-type="paragraph" draw:z-index="42" draw:name="Фигура61" draw:style-name="gr20" draw:text-style-name="P5" svg:width="1.267cm" svg:height="0.53cm" svg:x="13.22cm" svg:y="0.806cm"><draw:text-box><text:p>Нет</text:p></draw:text-box></draw:frame><draw:frame text:anchor-type="paragraph" draw:z-index="43" draw:name="Фигура60" draw:style-name="gr19" draw:text-style-name="P5" svg:width="1.036cm" svg:height="0.662cm" svg:x="3.231cm" svg:y="2.235cm"><draw:text-box><text:p>Да</text:p></draw:text-box></draw:frame><draw:frame text:anchor-type="paragraph" draw:z-index="44" draw:name="Фигура60" draw:style-name="gr19" draw:text-style-name="P5" svg:width="1.036cm" svg:height="0.662cm" svg:x="0.797cm" svg:y="4.06cm"><draw:text-box><text:p>Да</text:p></draw:text-box></draw:frame><draw:frame text:anchor-type="paragraph" draw:z-index="45" draw:name="Фигура60" draw:style-name="gr19" draw:text-style-name="P5" svg:width="1.036cm" svg:height="0.662cm" svg:x="20.8cm" svg:y="7.156cm"><draw:text-box><text:p>Да</text:p></draw:text-box></draw:frame><draw:frame text:anchor-type="paragraph" draw:z-index="46" draw:name="Фигура60" draw:style-name="gr21" draw:text-style-name="P6" svg:width="1.036cm" svg:height="0.489cm" svg:x="17.201cm" svg:y="4.404cm"><draw:text-box><text:p><text:span text:style-name="T1">Да</text:span></text:p></draw:text-box></draw:frame><draw:frame text:anchor-type="paragraph" draw:z-index="47" draw:name="Фигура61" draw:style-name="gr20" draw:text-style-name="P5" svg:width="1.267cm" svg:height="0.53cm" svg:x="5.325cm" svg:y="2.103cm"><draw:text-box><text:p>Нет</text:p></draw:text-box></draw:frame><draw:frame text:anchor-type="paragraph" draw:z-index="48" draw:name="Фигура61" draw:style-name="gr20" draw:text-style-name="P5" svg:width="1.267cm" svg:height="0.53cm" svg:x="3.14cm" svg:y="4.113cm"><draw:text-box><text:p>Нет</text:p></draw:text-box></draw:frame><draw:frame text:anchor-type="paragraph" draw:z-index="49" draw:name="Фигура61" draw:style-name="gr21" draw:text-style-name="P6" svg:width="1.267cm" svg:height="0.489cm" svg:x="19.163cm" svg:y="4.431cm"><draw:text-box><text:p><text:span text:style-name="T1">Нет</text:span></text:p></draw:text-box></draw:frame><draw:frame text:anchor-type="paragraph" draw:z-index="50" draw:name="Фигура61" draw:style-name="gr21" draw:text-style-name="P6" svg:width="1.267cm" svg:height="0.489cm" svg:x="22.444cm" svg:y="6.997cm"><draw:text-box><text:p><text:span text:style-name="T1">Нет</text:span></text:p></draw:text-box></draw:frame><draw:line text:anchor-type="paragraph" draw:z-index="51" draw:name="Фигура8" draw:style-name="gr22" draw:text-style-name="P2" svg:x1="9.119cm" svg:y1="2.897cm" svg:x2="9.119cm" svg:y2="4.828cm"><text:p/></draw:line><draw:line text:anchor-type="paragraph" draw:z-index="52" draw:name="Фигура13" draw:style-name="gr22" draw:text-style-name="P2" svg:x1="4.183cm" svg:y1="4.696cm" svg:x2="4.104cm" svg:y2="6.945cm"><text:p/></draw:line><draw:line text:anchor-type="paragraph" draw:z-index="53" draw:name="Фигура14" draw:style-name="gr22" draw:text-style-name="P2" svg:x1="12.968cm" svg:y1="17.422cm" svg:x2="12.968cm" svg:y2="17.955cm"><text:p/></draw:line><draw:line text:anchor-type="paragraph" draw:z-index="54" draw:name="Фигура21" draw:style-name="gr22" draw:text-style-name="P2" svg:x1="26.224cm" svg:y1="11.051cm" svg:x2="26.224cm" svg:y2="7.897cm"><text:p/></draw:line><draw:line text:anchor-type="paragraph" draw:z-index="55" draw:name="Фигура22" draw:style-name="gr22" draw:text-style-name="P2" svg:x1="22.07cm" svg:y1="5.092cm" svg:x2="22.07cm" svg:y2="7.315cm"><text:p/></draw:line><draw:line text:anchor-type="paragraph" draw:z-index="56" draw:name="Фигура23" draw:style-name="gr22" draw:text-style-name="P2" svg:x1="20.164cm" svg:y1="12.713cm" svg:x2="20.138cm" svg:y2="11.681cm"><text:p/></draw:line><draw:line text:anchor-type="paragraph" draw:z-index="57" draw:name="Фигура24" draw:style-name="gr22" draw:text-style-name="P2" svg:x1="14.9cm" svg:y1="9.088cm" svg:x2="14.941cm" svg:y2="11.337cm"><text:p/></draw:line><draw:line text:anchor-type="paragraph" draw:z-index="58" draw:name="Фигура26" draw:style-name="gr22" draw:text-style-name="P2" svg:x1="20.086cm" svg:y1="10.252cm" svg:x2="20.112cm" svg:y2="10.94cm"><text:p/></draw:line><draw:line text:anchor-type="paragraph" draw:z-index="59" draw:name="Фигура41" draw:style-name="gr22" draw:text-style-name="P2" svg:x1="18.406cm" svg:y1="4.616cm" svg:x2="18.418cm" svg:y2="2.896cm"><text:p/></draw:line><draw:line text:anchor-type="paragraph" draw:z-index="60" draw:name="Фигура45" draw:style-name="gr22" draw:text-style-name="P2" svg:x1="12.201cm" svg:y1="0.805cm" svg:x2="12.201cm" svg:y2="0.144cm"><text:p/></draw:line><draw:line text:anchor-type="paragraph" draw:z-index="61" draw:name="Фигура59" draw:style-name="gr22" draw:text-style-name="P2" svg:x1="12.2cm" svg:y1="-0.595cm" svg:x2="12.174cm" svg:y2="-1.258cm"><text:p/></draw:line><draw:line text:anchor-type="paragraph" draw:z-index="62" draw:name="Фигура62" draw:style-name="gr23" draw:text-style-name="P2" svg:x1="12.968cm" svg:y1="17.422cm" svg:x2="13.577cm" svg:y2="17.422cm"><text:p/></draw:line><draw:line text:anchor-type="paragraph" draw:z-index="63" draw:name="Фигура63" draw:style-name="gr23" draw:text-style-name="P2" svg:x1="19.609cm" svg:y1="16.787cm" svg:x2="20.006cm" svg:y2="16.787cm"><text:p/></draw:line><draw:line text:anchor-type="paragraph" draw:z-index="64" draw:name="Фигура64" draw:style-name="gr23" draw:text-style-name="P2" svg:x1="23.737cm" svg:y1="15.543cm" svg:x2="23.949cm" svg:y2="15.543cm"><text:p/></draw:line><draw:line text:anchor-type="paragraph" draw:z-index="65" draw:name="Фигура40" draw:style-name="gr24" draw:text-style-name="P2" svg:x1="20.032cm" svg:y1="7.818cm" svg:x2="20.032cm" svg:y2="9.617cm"><text:p/></draw:line><draw:line text:anchor-type="paragraph" draw:z-index="66" draw:name="Фигура42" draw:style-name="gr24" draw:text-style-name="P2" svg:x1="14.914cm" svg:y1="5.145cm" svg:x2="14.9cm" svg:y2="8.426cm"><text:p/></draw:line><draw:line text:anchor-type="paragraph" draw:z-index="67" draw:name="Фигура25" draw:style-name="gr24" draw:text-style-name="P2" svg:x1="4.621cm" svg:y1="1.494cm" svg:x2="4.621cm" svg:y2="2.341cm"><text:p/></draw:line><draw:line text:anchor-type="paragraph" draw:z-index="68" draw:name="Фигура28" draw:style-name="gr24" draw:text-style-name="P2" svg:x1="2.252cm" svg:y1="2.896cm" svg:x2="2.226cm" svg:y2="4.113cm"><text:p/></draw:line><draw:line text:anchor-type="paragraph" draw:z-index="69" draw:name="Фигура47" draw:style-name="gr24" draw:text-style-name="P2" svg:x1="0.506cm" svg:y1="4.722cm" svg:x2="0.506cm" svg:y2="6.997cm"><text:p/></draw:line><draw:line text:anchor-type="paragraph" draw:z-index="70" draw:name="Фигура66" draw:style-name="gr23" draw:text-style-name="P2" svg:x1="1.485cm" svg:y1="9.961cm" svg:x2="2.081cm" svg:y2="9.961cm"><text:p/></draw:line><draw:custom-shape text:anchor-type="paragraph" draw:z-index="71" draw:name="Фигура67" draw:style-name="gr25" draw:text-style-name="P2" svg:width="1.668cm" svg:height="1.033cm" svg:x="8.273cm" svg:y="4.801cm"><text:p text:style-name="P2">c = 0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2" draw:name="Фигура10" draw:style-name="gr24" draw:text-style-name="P2" svg:x1="9.94cm" svg:y1="5.278cm" svg:x2="10.549cm" svg:y2="5.278cm"><text:p/></draw:line><draw:line text:anchor-type="paragraph" draw:z-index="73" draw:name="Фигура53" draw:style-name="gr24" draw:text-style-name="P2" svg:x1="10.548cm" svg:y1="5.278cm" svg:x2="10.495cm" svg:y2="6.786cm"><text:p/></draw:line><draw:line text:anchor-type="paragraph" draw:z-index="74" draw:name="Фигура69" draw:style-name="gr24" draw:text-style-name="P2" svg:x1="10.495cm" svg:y1="7.528cm" svg:x2="10.495cm" svg:y2="8.214cm"><text:p/></draw:line><draw:line text:anchor-type="paragraph" draw:z-index="75" draw:name="Фигура70" draw:style-name="gr24" draw:text-style-name="P2" svg:x1="10.548cm" svg:y1="8.983cm" svg:x2="10.574cm" svg:y2="10.913cm"><text:p/></draw:line><draw:line text:anchor-type="paragraph" draw:z-index="76" draw:name="Фигура71" draw:style-name="gr24" draw:text-style-name="P2" svg:x1="8.272cm" svg:y1="5.304cm" svg:x2="7.161cm" svg:y2="5.33cm"><text:p/></draw:line><draw:line text:anchor-type="paragraph" draw:z-index="77" draw:name="Фигура72" draw:style-name="gr24" draw:text-style-name="P2" svg:x1="7.161cm" svg:y1="5.304cm" svg:x2="7.108cm" svg:y2="6.892cm"><text:p/></draw:line><draw:line text:anchor-type="paragraph" draw:z-index="78" draw:name="Фигура74" draw:style-name="gr24" draw:text-style-name="P2" svg:x1="7.188cm" svg:y1="7.579cm" svg:x2="7.188cm" svg:y2="10.913cm"><text:p/></draw:line><draw:frame text:anchor-type="paragraph" draw:z-index="79" draw:name="Фигура60" draw:style-name="gr19" draw:text-style-name="P5" svg:width="1.036cm" svg:height="0.662cm" svg:x="7.743cm" svg:y="4.643cm"><draw:text-box><text:p>Да</text:p></draw:text-box></draw:frame><draw:frame text:anchor-type="paragraph" draw:z-index="80" draw:name="Фигура61" draw:style-name="gr21" draw:text-style-name="P6" svg:width="1.267cm" svg:height="0.489cm" svg:x="9.797cm" svg:y="4.616cm"><draw:text-box><text:p><text:span text:style-name="T1">Нет</text:span></text:p></draw:text-box></draw:frame><draw:line text:anchor-type="paragraph" draw:z-index="81" draw:name="Фигура73" draw:style-name="gr23" draw:text-style-name="P2" svg:x1="8.273cm" svg:y1="10.913cm" svg:x2="9.358cm" svg:y2="10.913cm"><text:p/></draw:line><draw:line text:anchor-type="paragraph" draw:z-index="82" draw:name="Фигура65" draw:style-name="gr24" draw:text-style-name="P2" svg:x1="8.273cm" svg:y1="10.913cm" svg:x2="7.188cm" svg:y2="10.913cm"><text:p/></draw:line><draw:line text:anchor-type="paragraph" draw:z-index="83" draw:name="Фигура75" draw:style-name="gr24" draw:text-style-name="P2" svg:x1="18.376cm" svg:y1="1.468cm" svg:x2="18.376cm" svg:y2="2.103cm"><text:p/></draw:line><draw:custom-shape text:anchor-type="paragraph" draw:z-index="84" draw:name="Фигура27" draw:style-name="gr26" svg:width="3.096cm" svg:height="0.847cm" svg:x="10.707cm" svg:y="-1.972cm"><text:p text:style-name="P2">Начал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Фигура1" draw:style-name="gr27" draw:text-style-name="P3" svg:width="3.55cm" svg:height="0.957cm" svg:x="11.236cm" svg:y="17.872cm"><text:p text:style-name="P3">Конец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Фигура16" draw:style-name="gr28" svg:width="1.509cm" svg:height="0.662cm" svg:x="6.473cm" svg:y="6.892cm"><text:p text:style-name="P2">x = 0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08:43:05.510045494</meta:creation-date>
    <dc:date>2018-09-28T13:15:54.783258904</dc:date>
    <meta:editing-duration>PT41M1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